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75dcb" officeooo:paragraph-rsid="00175dcb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Create vm</text:p>
      <text:p text:style-name="P1">* install jdk</text:p>
      <text:p text:style-name="P1">*install git </text:p>
      <text:p text:style-name="P1">*install maven</text:p>
      <text:p text:style-name="P1">*create dirctory /opt/jekins</text:p>
      <text:p text:style-name="P1">*change owneship of user and group to /opt/jenkins as chown <text:s text:c="7"/>vagrant:vagrant /opt/jenkins</text:p>
      <text:p text:style-name="P1">*otherwise you can create user and add user to sudoers list and give him user,group ownership to /opt/dir</text:p>
      <text:p text:style-name="P1">*ifconfig</text:p>
      <text:p text:style-name="P1"/>
      <text:p text:style-name="P1"/>
      <text:p text:style-name="P1">IN JENKINS<text:tab/></text:p>
      <text:p text:style-name="P1"/>
      <text:p text:style-name="P1">*manage node </text:p>
      <text:p text:style-name="P1">*create node </text:p>
      <text:p text:style-name="P1">at remote dir:/opt/jenkins</text:p>
      <text:p text:style-name="P1">access via ssh</text:p>
      <text:p text:style-name="P1">give ipaddress at host column</text:p>
      <text:p text:style-name="P1">add jenkins</text:p>
      <text:p text:style-name="P1">username :vagrant/user you created</text:p>
      <text:p text:style-name="P1">password: vagrant/user you created</text:p>
      <text:p text:style-name="P1">relaunch n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2:41:02.720421989</meta:creation-date>
    <dc:date>2017-03-01T22:48:37.745552172</dc:date>
    <meta:editing-duration>PT7M36S</meta:editing-duration>
    <meta:editing-cycles>1</meta:editing-cycles>
    <meta:document-statistic meta:table-count="0" meta:image-count="0" meta:object-count="0" meta:page-count="1" meta:paragraph-count="18" meta:word-count="72" meta:character-count="485" meta:non-whitespace-character-count="420"/>
    <meta:generator>LibreOffice/5.1.6.2$Linux_X86_64 LibreOffice_project/10m0$Build-2</meta:generator>
  </office:meta>
</office:document-meta>
</file>